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 style:list-style-name="L1">
      <style:paragraph-properties fo:margin-top="0.0791in" fo:margin-bottom="0.0791in" loext:contextual-spacing="false"/>
      <style:text-properties officeooo:rsid="0011c86a" officeooo:paragraph-rsid="0011c86a"/>
    </style:style>
    <style:style style:name="P3" style:family="paragraph" style:parent-style-name="Standard" style:list-style-name="L1">
      <style:paragraph-properties fo:margin-top="0.0791in" fo:margin-bottom="0.0791in" loext:contextual-spacing="false"/>
      <style:text-properties officeooo:rsid="0013a630" officeooo:paragraph-rsid="0013a630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officeooo:rsid="0014ac01" officeooo:paragraph-rsid="0014ac01"/>
    </style:style>
    <style:style style:name="P5" style:family="paragraph" style:parent-style-name="Standard" style:list-style-name="L1">
      <style:paragraph-properties fo:margin-top="0.0791in" fo:margin-bottom="0.0791in" loext:contextual-spacing="false"/>
      <style:text-properties officeooo:rsid="00157077" officeooo:paragraph-rsid="00157077"/>
    </style:style>
    <style:style style:name="P6" style:family="paragraph" style:parent-style-name="Standard">
      <style:paragraph-properties fo:margin-top="0.0791in" fo:margin-bottom="0.0791in" loext:contextual-spacing="false"/>
      <style:text-properties officeooo:rsid="00157077" officeooo:paragraph-rsid="00157077"/>
    </style:style>
    <style:style style:name="P7" style:family="paragraph" style:parent-style-name="Standard" style:list-style-name="L1">
      <style:paragraph-properties fo:margin-top="0.0791in" fo:margin-bottom="0.0791in" loext:contextual-spacing="false"/>
      <style:text-properties officeooo:rsid="00170741" officeooo:paragraph-rsid="001707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list xml:id="list469274997" text:style-name="L1">
        <text:list-item>
          <text:p text:style-name="P2">See the dark/light theme toggle (already navbar button set)</text:p>
        </text:list-item>
        <text:list-item>
          <text:p text:style-name="P2">Check the usage and test the Skeleton.tsx for placeholders, for cards</text:p>
        </text:list-item>
        <text:list-item>
          <text:p text:style-name="P3">Check Dashboard after setting Firebase correctly</text:p>
        </text:list-item>
        <text:list-item>
          <text:p text:style-name="P4">Increasse dramatically the Footer to aviod extending because of the spots</text:p>
        </text:list-item>
        <text:list-item>
          <text:p text:style-name="P5">Navbar with hero’s gradient, more to the purple</text:p>
        </text:list-item>
      </text:list>
      <text:p text:style-name="P6"/>
      <text:list xml:id="list2437552018714" text:continue-numbering="true" text:style-name="L1">
        <text:list-item>
          <text:list>
            <text:list-item>
              <text:p text:style-name="P7">TOTALMENTE OTRA COSA, MAS BUEAN ONDA, MENOS INSTITUCION,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2-28T00:24:34.390058542</dc:date>
    <meta:editing-duration>PT11H25M3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7" meta:word-count="61" meta:character-count="370" meta:non-whitespace-character-count="322"/>
  </office:meta>
</office:document-meta>
</file>